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0.50pt" fo:font-weight="normal" fo:font-family="monospace" style:font-family-asian="monospace" style:font-family-complex="monospace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fo:color="#202124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Sae Raspberry</text:span></text:p>
      <text:p text:style-name="P1"><text:span text:style-name="T1">Compte-rendu</text:span></text:p>
      <text:p text:style-name="P2"><text:span text:style-name="T1">Kevin</text:span></text:p>
      <text:p text:style-name="P2"><text:span text:style-name="T1">Postic</text:span></text:p>
      <text:p text:style-name="P2"><text:span text:style-name="T2"/></text:p>
      <text:p text:style-name="P2"><text:span text:style-name="T3">Question 1)sda et sdb sont des noms des disques sous Linux :</text:span></text:p>
      <text:p text:style-name="P2"><text:span text:style-name="T3">Le premier disque dur détecté est appelé sda.</text:span></text:p>
      <text:p text:style-name="P2"><text:span text:style-name="T3">Le deuxième disque dur détecté est appelé sdb</text:span></text:p>
      <text:p text:style-name="P2"><text:span text:style-name="T3">etc...</text:span></text:p>
      <text:p text:style-name="P2"><text:span text:style-name="T4"/></text:p>
      <text:p text:style-name="P2"><text:span text:style-name="T5">Question 2)Pour avoir des informations sur les commandes Unix/Linux, nous pouvons utiliser la commande man en faisant :</text:span></text:p>
      <text:p text:style-name="P2"><text:span text:style-name="T5">man « commande »</text:span></text:p>
      <text:p text:style-name="P2"><text:span text:style-name="T6"/></text:p>
      <text:p text:style-name="P2"><text:span text:style-name="T7">Question 3)</text:span><text:span text:style-name="T8">xzcat /home/TP/TPINFO/Raspberry.img.xz |dd status=progress bs=1M of=/dev/sda</text:span></text:p>
      <text:p text:style-name="P2"><text:span text:style-name="T9"/></text:p>
      <text:p text:style-name="P2"><text:span text:style-name="T10">xzcat permet de lire et décompresser le contenu du fichier Raspberry.img.xz puis grâce « | » la commande dd prend la sortie de la commande xzcat, dd prend les arguments status=progress, bs=1M et of=/dev/sda</text:span></text:p>
      <text:p text:style-name="P2"><text:span text:style-name="T10">La commande dd permet de convertir et copier un fichier, elle affiche la progression avec status=progress, elle lit et écrit 1M octets à la fois avec bs=1M et elle écrit dans /dev/sda avec of=/dev/sda</text:span></text:p>
      <text:p text:style-name="P2"><text:span text:style-name="T11"/></text:p>
      <text:p text:style-name="P2"><text:span text:style-name="T12">Question 4) Pour trouver le nombre d’épaisseur de papier en fonction du nombre de pliages, avec n pliages, on a donc 2**n épaisseurs.</text:span></text:p>
      <text:p text:style-name="P2"><text:span text:style-name="T13"/></text:p>
      <text:p text:style-name="P2"><text:span text:style-name="T14">Question 5)GPIO signifie Général Purpose Input/Output. Un connecteur GPIO permet à une carte électronique la possibilité de communiquer avec d’autres circuits électriques.(Google)</text:span></text:p>
      <text:p text:style-name="P2"><text:span text:style-name="T15"/></text:p>
      <text:p text:style-name="P2"><text:span text:style-name="T16">Question 6)La commande df indique l’espace occupé par les systèmes de fichiers.</text:span></text:p>
      <text:p text:style-name="P2"><text:span text:style-name="T17"/></text:p>
      <text:p text:style-name="P2"><text:span text:style-name="T18">Question 7) $USER correspond au répertoire de l’utilisateur</text:span></text:p>
      <text:p text:style-name="P2"><text:span text:style-name="T19"/></text:p>
      <text:p text:style-name="P2"><text:span text:style-name="T20">Question 8) Nous sortons de l’université, l’appareil se déconnecte de la wifi mais il est possible de se connecter au eduroam dans une autre université de Paris .</text:span></text:p>
      <text:p text:style-name="P2"><text:span text:style-name="T21"/></text:p>
      <text:p text:style-name="P2"><text:span text:style-name="T22">Question 9)WPA signifiant Wi-Fi Protected Access est une méthode de cryptage de données pour les réseaux sans fil.</text:span></text:p>
      <text:p text:style-name="P2"><text:span text:style-name="T22">WPA-EAP signifiant Wi-Fi Protected Access - Extensible Authentication Protocol est un protocole de communication réseau embarquant de multiples méthodes d'authentification, pouvant être utilisé sur les liaisons point à point, les réseaux filaires et les réseaux sans fil tels que les réseaux Wi-Fi. (Google)</text:span></text:p>
      <text:p text:style-name="P2"><text:span text:style-name="T23"/></text:p>
      <text:p text:style-name="P2"><text:span text:style-name="T24">Question 10)Le client « anaconda » est un client ssh pour windows gratuit.</text:span></text:p>
      <text:p text:style-name="P2"><text:span text:style-name="T25"/></text:p>
      <text:p text:style-name="P2"><text:span text:style-name="T26">Question 11)La commande ssh permet de se connecter et exécuter dans une machine distante.</text:span></text:p>
      <text:p text:style-name="P2"><text:span text:style-name="T27"/></text:p>
      <text:p text:style-name="P2"><text:span text:style-name="T28">Question 12) La version de debian est 10.10</text:span></text:p>
      <text:p text:style-name="P2"><text:span text:style-name="T29"/></text:p>
      <text:p text:style-name="P2"><text:span text:style-name="T30">Question 13)La commande sudo permettant</text:span><text:span text:style-name="T31"><text:s/>à l'administrateur système d'accorder à certains utilisateurs</text:span><text:span text:style-name="T32"><text:s/>ou groupes d’exécuter une commande en tant qu’administrateur(superuser).(Google)</text:span></text:p>
      <text:p text:style-name="P2"><text:span text:style-name="T33"/></text:p>
      <text:p text:style-name="P2"><text:span text:style-name="T34">Question 14)<text:s/></text:span><text:span text:style-name="T35">deb est le format de fichier des paquets logiciels de la distribution Debian GNU/Linux.</text:span><text:span text:style-name="T36"><text:s/></text:span></text:p>
      <text:p text:style-name="P2"><text:span text:style-name="T37"/></text:p>
      <text:p text:style-name="P2"><text:span text:style-name="T38">Question 15)Pour installer php, nous devons faire la commande suivante :</text:span></text:p>
      <text:p text:style-name="P2"><text:span text:style-name="T38">sudo apt install php</text:span></text:p>
      <text:p text:style-name="P2"><text:span text:style-name="T38">Et pour php-xdebug, nous devons faire la commande suivante :</text:span></text:p>
      <text:p text:style-name="P2"><text:span text:style-name="T38">sudo apt install php-xdebug</text:span></text:p>
      <text:p text:style-name="P2"><text:span text:style-name="T39"/></text:p>
      <text:p text:style-name="P2"><text:span text:style-name="T40">Question 16) Le seul utilisateur du raspberry est pi</text:span></text:p>
      <text:p text:style-name="P2"><text:span text:style-name="T41"/></text:p>
      <text:p text:style-name="P2"><text:span text:style-name="T42">Question 17) a2enmod permet d’activer un module apache2</text:span></text:p>
      <text:p text:style-name="P2"><text:span text:style-name="T43"/></text:p>
      <text:p text:style-name="P2"><text:span text:style-name="T44">Question 18)La commande nécessaire pour créer un répertoire est mkdir.</text:span></text:p>
      <text:p text:style-name="P2"><text:span text:style-name="T44">Nous faisons donc : mkdir public_html</text:span></text:p>
      <text:p text:style-name="P2"><text:span text:style-name="T45"/></text:p>
      <text:p text:style-name="P2"><text:span text:style-name="T46">Question 19)Pour installer le SGBD postgresql nous devons faire la commande suivante:</text:span></text:p>
      <text:p text:style-name="P2"><text:span text:style-name="T46"><text:s/>sudo apt install postgresql</text:span></text:p>
      <text:p text:style-name="P2"><text:span text:style-name="T47"/></text:p>
      <text:p text:style-name="P2"><text:span text:style-name="T48">Question<text:s text:c="2"/>20) La version installée de postgresql est :</text:span></text:p>
      <text:p text:style-name="P2"><text:span text:style-name="T48">11+200+deb10u4</text:span></text:p>
      <text:p text:style-name="P2"><text:span text:style-name="T49"/></text:p>
      <text:p text:style-name="P2"><text:span text:style-name="T50">Question 21) La commande ps permet de présenter un cliché instantané des processus en cours.</text:span></text:p>
      <text:p text:style-name="P2"><text:span text:style-name="T50">La commande grep permet de rechercher avec le motif donné.</text:span></text:p>
      <text:p text:style-name="P2"><text:span text:style-name="T51"/></text:p>
      <text:p text:style-name="P2"><text:span text:style-name="T52">Question 22)Pour vérifier la version de python et gcc, nous pouvons faire :</text:span></text:p>
      <text:p text:style-name="P2"><text:span text:style-name="T52">sudo apt show python ou python -\-version</text:span></text:p>
      <text:p text:style-name="P2"><text:span text:style-name="T52">version python : 2.7.16-1 </text:span></text:p>
      <text:p text:style-name="P2"><text:span text:style-name="T52">sudo apt show gcc ou gcc -\-version </text:span></text:p>
      <text:p text:style-name="P2"><text:span text:style-name="T52">version gcc : 4:8.3.0-1+rpi2 </text:span></text:p>
      <text:p text:style-name="P2"><text:span text:style-name="T53"/></text:p>
      <text:p text:style-name="P2"><text:span text:style-name="T54">Question 23)Il faudrait éditer le fichier en tant qu’admiinistrateur.</text:span></text:p>
      <text:p text:style-name="P2"><text:span text:style-name="T54">sudo nano /etc/apache2/mods-enabled/php7.3.conf </text:span></text:p>
      <text:p text:style-name="P2"><text:span text:style-name="T54">Puis il faudrait commenter les dernières lignes( Mettre un # au début de la ligne )</text:span></text:p>
      <text:p text:style-name="P2"><text:span text:style-name="T55"/></text:p>
      <text:p text:style-name="P2"><draw:frame text:anchor-type="as-char" svg:width="143.40mm" svg:height="48.15mm" style:rel-width="scale" style:rel-height="scale"><draw:object-ole xlink:href="OleObj1"/><draw:image xlink:href="ObjectReplacements/OleObj1"/></draw:frame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draw:frame text:anchor-type="as-char" svg:width="84.14mm" svg:height="21.96mm" style:rel-width="scale" style:rel-height="scale"><draw:object-ole xlink:href="OleObj2"/><draw:image xlink:href="ObjectReplacements/OleObj2"/></draw:frame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6">Question 24)Pour vérifier que le processus apache est bien lancé, nous devoins faire : </text:span></text:p>
      <text:p text:style-name="P2"><text:span text:style-name="T56">ps -ef |grep apache2</text:span></text:p>
      <text:p text:style-name="P2"><text:span text:style-name="T56">Voici l’interface de la page :</text:span></text:p>
      <text:p text:style-name="P2"><draw:frame text:anchor-type="as-char" svg:width="170.13mm" svg:height="127.26mm" style:rel-width="scale" style:rel-height="scale"><draw:object-ole xlink:href="OleObj3"/><draw:image xlink:href="ObjectReplacements/OleObj3"/></draw:frame><text:span text:style-name="T57"/></text:p>
      <text:p text:style-name="P2"><text:span text:style-name="T57"/></text:p>
      <text:p text:style-name="P2"><text:span text:style-name="T58">Question 25)</text:span></text:p>
      <text:p text:style-name="P2"><text:span text:style-name="T58">Pour créer un utilisateur et une base, nous devons entrer les lignes suivantes dans psql en tant que postgres dans la base postgres :</text:span></text:p>
      <text:p text:style-name="P2"><text:span text:style-name="T58">sudo -s -u postgres</text:span></text:p>
      <text:p text:style-name="P2"><text:span text:style-name="T58">createuser -d -P test # puis on entre un mot de passe après avoir valider cette ligne</text:span></text:p>
      <text:p text:style-name="P2"><text:span text:style-name="T58">createdb -O test testbd</text:span></text:p>
      <text:p text:style-name="P2"><text:span text:style-name="T59"/></text:p>
      <text:p text:style-name="P2"><text:span text:style-name="T60">Question 26)Pour créer un utilisateur et une base, nous devons entrer les lignes suivantes dans psql en tant que postgres dans la base postgres :</text:span></text:p>
      <text:p text:style-name="P2"><text:span text:style-name="T60">sudo -s -u postgres</text:span></text:p>
      <text:p text:style-name="P2"><text:span text:style-name="T60">createuser -d pi</text:span></text:p>
      <text:p text:style-name="P2"><text:span text:style-name="T60">createdb -O pi pi</text:span></text:p>
      <text:p text:style-name="P2"><text:span text:style-name="T61"/></text:p>
      <text:p text:style-name="P2"><text:span text:style-name="T62">Question 27) La version affichée avec « javac<text:s/></text:span><text:span text:style-name="T63">–</text:span><text:span text:style-name="T64">version</text:span><text:span text:style-name="T65"> </text:span><text:span text:style-name="T66">» est 11.0.12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